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1" style:family="table-row">
      <style:table-row-properties style:min-row-height="9.472cm"/>
    </style:style>
    <style:style style:name="Tabla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Table_5f_20_5f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piedra roseta</text:p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>Las ideas esenciales que comunica un texto están contenidas en lo que se suele denominar «macroproposiciones», unidades estructurales de nivel superior o global, que otorgan coherencia al texto constituyendo su hilo central, el esqueleto estructural que cohesiona elementos lingüísticos formales de alto nivel, como los títulos y subtítulos, la secuencia de párrafos, etc. En contraste, las «microproposiciones» son los elementos coadyuvantes de la cohesión de un texto, pero a nivel más particular o local.</text:p>
          </table:table-cell>
        </table:table-row>
      </table:table>
      <text:p text:style-name="P3"/>
      <text:p text:style-name="P3"/>
      <text:p text:style-name="P3"/>
      <text:p text:style-name="P3">Preguntas</text:p>
      <text:p text:style-name="P3"/>
      <text:list xml:id="list4321561348748110866" text:style-name="L1">
        <text:list-item>
          <text:p text:style-name="P5">¿Dónde se encontró?</text:p>
        </text:list-item>
        <text:list-item>
          <text:p text:style-name="P5">¿Para qué crees que se talló?</text:p>
        </text:list-item>
        <text:list-item>
          <text:p text:style-name="P5">Describe el contexto soci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eso-1-lengua.png" xlink:type="simple" xlink:show="embed" xlink:actuate="onLoad"/></draw:frame> <text:s/></text:p>
      </style:header>
      <style:footer>
        <text:p text:style-name="MP1">Recurso Isaac | 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6$Win32 OpenOffice.org_project/416m1$Build-9790</meta:generator>
    <dc:date>2019-02-14T20:46:45</dc:date>
    <meta:document-statistic meta:table-count="1" meta:image-count="1" meta:object-count="0" meta:page-count="1" meta:paragraph-count="8" meta:word-count="98" meta:character-count="630"/>
    <meta:user-defined meta:name="Info 1"/>
    <meta:user-defined meta:name="Info 2"/>
    <meta:user-defined meta:name="Info 3"/>
    <meta:user-defined meta:name="Info 4"/>
  </office:meta>
</office:document-meta>
</file>